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0d78c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2cfac" officeooo:paragraph-rsid="0012cfac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2cfac" officeooo:paragraph-rsid="0012e96a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0d78c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2e96a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2e96a" officeooo:paragraph-rsid="0012e96a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paragraph-rsid="0012cfac" style:font-size-asian="14pt" style:font-size-complex="14pt"/>
    </style:style>
    <style:style style:name="T1" style:family="text">
      <style:text-properties officeooo:rsid="0012cfac"/>
    </style:style>
    <style:style style:name="T2" style:family="text">
      <style:text-properties style:font-name="FreeSerif" fo:font-size="14pt" officeooo:rsid="0012cfac" style:font-size-asian="14pt" style:font-size-complex="14pt"/>
    </style:style>
    <style:style style:name="T3" style:family="text">
      <style:text-properties officeooo:rsid="0012e96a"/>
    </style:style>
    <style:style style:name="T4" style:family="text">
      <style:text-properties fo:font-size="14pt" officeooo:rsid="0012cfa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rga Cursach <text:span text:style-name="T3">Segui</text:span>, secretaria del instituto IES Joan Ramis i Ramis,<text:tab/></text:p>
      <text:p text:style-name="P1"/>
      <text:p text:style-name="P1"/>
      <text:p text:style-name="P7"><text:span text:style-name="T1">CERTIFICO: Que, de acuerdo a las solicitudes del proceso </text:span><text:s/>de admisión a los ciclos formativos <text:span text:style-name="T1">de 2023, los alumnos que se han presentado a CFGM de 1r SMX están admitidos todo alumno que cumpla los requisitos necesarios (Nota de corte, título de la ESO, una nota considerable de las pruebas de acceso).</text:span></text:p>
      <text:p text:style-name="P1"/>
      <text:p text:style-name="P5">Y, para que conste, <text:span text:style-name="T1">la firma</text:span> está certificad<text:span text:style-name="T1">a</text:span> con el visto bueno de <text:span text:style-name="T1">la secretaria </text:span><text:span text:style-name="T3">y directora </text:span><text:span text:style-name="T1"><text:s/>del instituto IES Joan Ramis i Ramis</text:span>.</text:p>
      <text:p text:style-name="P1"/>
      <text:p text:style-name="P1">Mahón, <text:span text:style-name="T1">27</text:span> de noviembre de 2023</text:p>
      <text:p text:style-name="P1"/>
      <text:p text:style-name="P2">[firma]</text:p>
      <text:p text:style-name="P1"/>
      <text:p text:style-name="P1"><text:tab/><text:tab/><text:tab/><text:tab/><text:tab/><text:tab/><text:tab/><text:tab/><text:tab/>Visto y aprobado</text:p>
      <text:p text:style-name="P6"><text:tab/><text:tab/><text:tab/><text:tab/><text:tab/><text:tab/><text:tab/><text:tab/><text:tab/> <text:s text:c="3"/>La secretaria</text:p>
      <text:p text:style-name="P3"><text:tab/><text:tab/><text:tab/><text:tab/></text:p>
      <text:p text:style-name="P3"><text:tab/><text:tab/><text:tab/><text:tab/><text:tab/><text:tab/><text:tab/><text:tab/><text:tab/> <text:s text:c="8"/>[firma]</text:p>
      <text:p text:style-name="P6"><text:tab/><text:tab/><text:tab/><text:tab/><text:tab/><text:tab/><text:tab/><text:tab/> <text:s text:c="6"/>Marga Cursach Segu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9:56.752866467</meta:creation-date>
    <dc:date>2023-11-27T10:32:43.512269631</dc:date>
    <meta:editing-duration>PT21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3" meta:character-count="654" meta:non-whitespace-character-count="498"/>
  </office:meta>
</office:document-meta>
</file>